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37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 style:data-style-name="N37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b7b7b7" fo:background-color="#ddddd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order-bottom="0.06pt solid #b7b7b7" fo:background-color="#ffdbb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8" style:family="table-cell" style:parent-style-name="Default">
      <style:table-cell-properties fo:border-bottom="0.06pt solid #b7b7b7" fo:background-color="#ffffd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06pt solid #b7b7b7" fo:background-color="#fff5c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fo:border-bottom="0.06pt solid #b7b7b7" fo:background-color="#ffffd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7" table:number-columns-repeated="16314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71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71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71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71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8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100"/>
          <table:table-cell table:style-name="ce2"/>
          <table:table-cell table:number-columns-repeated="16315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4"/>
          <table:table-cell table:number-columns-repeated="16315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5"/>
          <table:table-cell table:number-columns-repeated="16315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67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6"/>
            <table:table-cell table:style-name="ce62" table:number-columns-repeated="4"/>
            <table:table-cell table:style-name="ce91" table:number-columns-repeated="5"/>
            <table:table-cell table:style-name="ce62" table:number-columns-repeated="10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5"/>
            <table:table-cell table:style-name="ce56"/>
            <table:table-cell table:style-name="ce61" table:number-columns-repeated="3"/>
            <table:table-cell table:style-name="ce70" table:number-columns-repeated="2"/>
            <table:table-cell table:style-name="ce73" table:number-columns-repeated="6"/>
            <table:table-cell table:style-name="ce61" table:number-columns-repeated="7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Creation des managers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Physique et gravité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5];[.F15])" office:value-type="string" office:string-value="" calcext:value-type="error">
              <text:p>#VALUE!</text:p>
            </table:table-cell>
            <table:table-cell table:style-name="ce33" office:value-type="percentage" office:value="0.4" calcext:value-type="percentage">
              <text:p>4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5"/>
            <table:table-cell table:style-name="ce79" table:number-columns-repeated="10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Converstion image-to-world </text:p>
            </table:table-cell>
            <table:table-cell table:style-name="ce23" office:value-type="string" calcext:value-type="string">
              <text:p>Mathis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6];[.F16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74"/>
            <table:table-cell table:style-name="ce79" table:number-columns-repeated="2"/>
            <table:table-cell table:style-name="ce166"/>
            <table:table-cell table:style-name="ce167" table:number-columns-repeated="2"/>
            <table:table-cell table:style-name="ce172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Architecture du joueur</text:p>
            </table:table-cell>
            <table:table-cell table:style-name="ce23" office:value-type="string" calcext:value-type="string">
              <text:p>Théo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7];[.F17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75"/>
            <table:table-cell table:style-name="ce172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1" office:value-type="string" calcext:value-type="string">
              <text:p>Colission</text:p>
            </table:table-cell>
            <table:table-cell table:style-name="ce23" office:value-type="string" calcext:value-type="string">
              <text:p>Elouan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8];[.F18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8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2" calcext:value-type="date">
              <text:p>2.5</text:p>
            </table:table-cell>
            <table:table-cell table:style-name="ce21" office:value-type="string" calcext:value-type="string">
              <text:p>Architecture de l’ennemis </text:p>
            </table:table-cell>
            <table:table-cell table:style-name="ce23" office:value-type="string" calcext:value-type="string">
              <text:p>Alba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 table:number-columns-repeated="3"/>
            <table:table-cell table:style-name="ce178" table:number-columns-repeated="5"/>
            <table:table-cell table:style-name="ce172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2" calcext:value-type="date">
              <text:p>2.6</text:p>
            </table:table-cell>
            <table:table-cell table:style-name="ce21" office:value-type="string" calcext:value-type="string">
              <text:p>Documentation (Doxygen et diagramme)</text:p>
            </table:table-cell>
            <table:table-cell table:style-name="ce23" office:value-type="string" calcext:value-type="string">
              <text:p>Alban</text:p>
            </table:table-cell>
            <table:table-cell table:style-name="ce29" office:value-type="date" office:date-value="2026-02-09" calcext:value-type="date">
              <text:p>09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.5" calcext:value-type="percentage">
              <text:p>5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13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7-02" calcext:value-type="date">
              <text:p>2.7</text:p>
            </table:table-cell>
            <table:table-cell table:style-name="ce21" office:value-type="string" calcext:value-type="string">
              <text:p>Système de Caméra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/>
            <table:table-cell table:style-name="ce172" table:number-columns-repeated="12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8-02" calcext:value-type="date">
              <text:p>2.8</text:p>
            </table:table-cell>
            <table:table-cell table:style-name="ce21" office:value-type="string" calcext:value-type="string">
              <text:p>Interface &amp; Menu</text:p>
            </table:table-cell>
            <table:table-cell table:style-name="ce23" office:value-type="string" calcext:value-type="string">
              <text:p>Eloua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/>
            <table:table-cell table:style-name="ce172" table:number-columns-repeated="12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/>
          <table:table-cell table:style-name="ce20" office:value-type="string" calcext:value-type="string">
            <text:p>Codage &amp; Test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Système de mouvement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string" calcext:value-type="string">
              <text:p>TBD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9" table:number-columns-repeated="5"/>
            <table:table-cell table:style-name="ce91" table:number-columns-repeated="5"/>
            <table:table-cell table:style-name="ce62" table:number-columns-repeated="10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Physique et gravité</text:p>
            </table:table-cell>
            <table:table-cell table:style-name="ce23" office:value-type="string" calcext:value-type="string">
              <text:p>Elou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5];[.F25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5"/>
            <table:table-cell table:style-name="ce180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3</text:p>
            </table:table-cell>
            <table:table-cell table:style-name="ce21" office:value-type="string" calcext:value-type="string">
              <text:p>Parsing de map</text:p>
            </table:table-cell>
            <table:table-cell table:style-name="ce23" office:value-type="string" calcext:value-type="string">
              <text:p>Mathis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6];[.F26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5"/>
            <table:table-cell table:style-name="ce173" table:number-columns-repeated="5"/>
            <table:table-cell table:style-name="ce180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4</text:p>
            </table:table-cell>
            <table:table-cell table:style-name="ce21" office:value-type="string" calcext:value-type="string">
              <text:p>Animation</text:p>
            </table:table-cell>
            <table:table-cell table:style-name="ce23" office:value-type="string" calcext:value-type="string">
              <text:p>Théo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7];[.F27])" office:value-type="string" office:string-value="" calcext:value-type="error">
              <text:p>#VALUE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180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5-03" calcext:value-type="date">
              <text:p>3.5</text:p>
            </table:table-cell>
            <table:table-cell table:style-name="ce21" office:value-type="string" calcext:value-type="string">
              <text:p>Unitaire Physique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8];[.F28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180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3" calcext:value-type="date">
              <text:p>3.6</text:p>
            </table:table-cell>
            <table:table-cell table:style-name="ce21" office:value-type="string" calcext:value-type="string">
              <text:p>Intégration</text:p>
            </table:table-cell>
            <table:table-cell table:style-name="ce23" office:value-type="string" calcext:value-type="string">
              <text:p>Elou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80" table:number-columns-repeated="5"/>
            <table:table-cell table:style-name="ce61" table:number-columns-repeated="5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7</text:p>
            </table:table-cell>
            <table:table-cell table:style-name="ce21" office:value-type="string" calcext:value-type="string">
              <text:p>Débogage &amp; optimisation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0];[.F30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80" table:number-columns-repeated="5"/>
            <table:table-cell table:style-name="ce61" table:number-columns-repeated="5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Livrais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21" office:value-type="string" calcext:value-type="string">
              <text:p>Nettoyage final</text:p>
            </table:table-cell>
            <table:table-cell table:style-name="ce23" office:value-type="string" calcext:value-type="string">
              <text:p>Mathis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2];[.F32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5"/>
            <table:table-cell table:style-name="ce188" table:number-columns-repeated="5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21" office:value-type="string" calcext:value-type="string">
              <text:p>Packaging assets</text:p>
            </table:table-cell>
            <table:table-cell table:style-name="ce23" office:value-type="string" calcext:value-type="string">
              <text:p>Elou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3];[.F33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5"/>
            <table:table-cell table:style-name="ce189" table:number-columns-repeated="5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21" office:value-type="string" calcext:value-type="string">
              <text:p>Génération Doc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9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21" office:value-type="string" calcext:value-type="string">
              <text:p>Vérification README </text:p>
            </table:table-cell>
            <table:table-cell table:style-name="ce23" office:value-type="string" calcext:value-type="string">
              <text:p>Théo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9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4" calcext:value-type="date">
              <text:p>4.5</text:p>
            </table:table-cell>
            <table:table-cell table:style-name="ce21" office:value-type="string" calcext:value-type="string">
              <text:p>Dêpot Final</text:p>
            </table:table-cell>
            <table:table-cell table:style-name="ce23" office:value-type="string" calcext:value-type="string">
              <text:p>Mathis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189" table:number-columns-repeated="4"/>
            <table:table-cell table:style-name="ce195"/>
            <table:table-cell table:style-name="ce6"/>
            <table:table-cell table:number-columns-repeated="16315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36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3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4:51:32.739791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2T16:08:32.090677065</dc:date>
    <meta:editing-duration>PT1H5M24S</meta:editing-duration>
    <meta:editing-cycles>8</meta:editing-cycles>
    <meta:generator>LibreOffice/24.2.7.2$Linux_X86_64 LibreOffice_project/420$Build-2</meta:generator>
    <meta:document-statistic meta:table-count="1" meta:cell-count="252" meta:object-count="0"/>
  </office:meta>
</office:document-meta>
</file>